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Termes Math" svg:font-family="'TeX Gyre Termes Math'" style:font-family-generic="modern" style:font-pitch="variable"/>
    <style:font-face style:name="TeXGyreHeros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pr1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3cm" loext:decorative="false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4" style:family="presentation" style:parent-style-name="Default-subtitle">
      <style:graphic-properties draw:fill-color="#ffffff" fo:min-height="8.867cm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1.912cm" loext:decorative="false"/>
      <style:paragraph-properties style:writing-mode="lr-tb"/>
    </style:style>
    <style:style style:name="pr7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T1" style:family="text">
      <style:text-properties style:font-name="TeX Gyre Termes Math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ccess for free at https://openstax.org/books/college-algebra-2e/pages/1-introduction-to-prerequisites</presentation:footer-decl>
      <draw:page draw:name="page1" draw:style-name="dp1" draw:master-page-name="Default" presentation:presentation-page-layout-name="AL1T0" presentation:use-footer-name="ftr1">
        <draw:frame presentation:style-name="pr1" draw:layer="layout" svg:width="25.191cm" svg:height="2.629cm" svg:x="1.399cm" svg:y="0.627cm" presentation:class="title" presentation:user-transformed="true">
          <draw:text-box>
            <text:p>Composite and Inverse Functions</text:p>
          </draw:text-box>
        </draw:frame>
        <draw:frame presentation:style-name="pr2" draw:text-style-name="P2" draw:layer="layout" svg:width="25.191cm" svg:height="9.133cm" svg:x="1.399cm" svg:y="3.684cm" presentation:class="subtitle" presentation:user-transformed="true">
          <draw:text-box>
            <text:p text:style-name="P1">College Algebra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 presentation:use-footer-name="ftr1">
        <draw:frame presentation:style-name="pr4" draw:text-style-name="P3" draw:layer="layout" svg:width="25.191cm" svg:height="8.867cm" svg:x="1.399cm" svg:y="0.627cm" presentation:class="subtitle">
          <draw:text-box>
            <text:p>Composite Functions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>
        <draw:frame presentation:style-name="pr6" draw:layer="layout" svg:width="25.191cm" svg:height="1.912cm" svg:x="1.399cm" svg:y="0.627cm" presentation:class="title">
          <draw:text-box>
            <text:p>Definition – Function Composition</text:p>
          </draw:text-box>
        </draw:frame>
        <draw:frame presentation:style-name="pr7" draw:layer="layout" svg:width="25.191cm" svg:height="5.081cm" svg:x="1.399cm" svg:y="2.539cm" presentation:class="outline" presentation:user-transformed="true">
          <draw:text-box>
            <text:list text:style-name="L2">
              <text:list-header>
                <text:p>If <text:span text:style-name="T1">f</text:span> and <text:span text:style-name="T1">g</text:span> are two function so that the range of <text:span text:style-name="T1">f</text:span> is the same as the domain of <text:span text:style-name="T1">g</text:span>, then the composition of <text:span text:style-name="T1">f</text:span> then <text:span text:style-name="T1">g</text:span> is defined by the following.</text:p>
                <text:p/>
              </text:list-header>
            </text:list>
          </draw:text-box>
        </draw:frame>
        <draw:frame draw:style-name="gr2" draw:text-style-name="P4" draw:layer="layout" svg:width="10.96cm" svg:height="1.131cm" svg:x="8.515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eX Gyre Termes Math" svg:font-family="'TeX Gyre Termes Math'" style:font-family-generic="modern" style:font-pitch="variable"/>
    <style:font-face style:name="TeXGyreHeros" svg:font-family="TeXGyreHeros" style:font-adornments="Regular" style:font-family-generic="modern" style:font-pitch="variable"/>
    <style:font-face style:name="TeXGyreTermes" svg:font-family="TeXGyreTermes" style:font-adornments="Regula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GyreTermes" fo:font-family="TeXGyreTermes" style:font-style-name="Regular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style-name="Regular" style:font-family-generic="moder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TeXGyreHeros" fo:font-family="TeXGyreHeros" style:font-style-name="Regular" style:font-family-generic="modern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Lucida Sans" style:font-family-complex="'Lucida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1.912cm" svg:x="1.399cm" svg:y="0.627cm" presentation:class="title" presentation:placeholder="true">
        <draw:text-box/>
      </draw:frame>
      <draw:frame presentation:style-name="Default-outline1" draw:layer="backgroundobjects" svg:width="25.191cm" svg:height="11.429cm" svg:x="1.399cm" svg:y="2.539cm" presentation:class="outline" presentation:placeholder="true">
        <draw:text-box/>
      </draw:frame>
      <draw:frame presentation:style-name="Mpr1" draw:text-style-name="MP6" draw:layer="backgroundobjects" svg:width="25.392cm" svg:height="0.828cm" svg:x="1.269cm" svg:y="14.603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1T12:04:41.939000000</meta:creation-date>
    <meta:editing-duration>PT9M18S</meta:editing-duration>
    <meta:editing-cycles>3</meta:editing-cycles>
    <meta:generator>LibreOffice/24.8.2.1$Windows_x86 LibreOffice_project/0f794b6e29741098670a3b95d60478a65d05ef13</meta:generator>
    <dc:date>2024-11-21T12:13:58.978000000</dc:date>
    <meta:document-statistic meta:object-count="31"/>
    <meta:template xlink:type="simple" xlink:actuate="onRequest" xlink:title="videos-backgrounds" xlink:href="../../../../../Desktop/PortableApps/LibreOfficePortable/Data/settings/user/template/videos-backgrounds.otp" meta:date="2024-11-21T12:04:41.174000000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g</mi>
            <mo stretchy="false">∘</mo>
            <mi>f</mi>
          </mrow>
        </mrow>
        <mo fence="true" form="postfix" stretchy="false">)</mo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o fence="true" form="prefix" stretchy="false">(</mo>
        <mrow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( g circ f )( x ) = g( f(x) )</annotation>
  </semantics>
</math>
</file>